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cm" fo:margin-bottom="0.212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2">
      <style:paragraph-properties fo:margin-top="0cm" fo:margin-bottom="0.212cm" fo:line-height="150%"/>
    </style:style>
    <style:style style:name="P4" style:family="paragraph" style:parent-style-name="Standard" style:list-style-name="WW8Num1">
      <style:paragraph-properties fo:margin-top="0cm" fo:margin-bottom="0.212cm" fo:line-height="150%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 style:parent-style-name="Internet_20_link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2">
        <text:list-item>
          <text:p text:style-name="P3"><text:span text:style-name="T1">Creare</text:span><text:span text:style-name="T2"> all’interno dei </text:span><text:span text:style-name="T3">Preferiti</text:span><text:span text:style-name="T2"> una nuova cartella e </text:span><text:span text:style-name="T1">chiamarla</text:span><text:span text:style-name="T2"> </text:span><text:span text:style-name="T3">Notizie</text:span><text:span text:style-name="T2">.</text:span></text:p>
        </text:list-item>
        <text:list-item>
          <text:p text:style-name="P3"><text:span text:style-name="T1">Aggiungere</text:span><text:span text:style-name="T2"> in questa cartella i seguenti collegamenti:</text:span></text:p>
        </text:list-item>
      </text:list>
      <text:list text:style-name="WW8Num1">
        <text:list-item>
          <text:p text:style-name="P4"><text:a xlink:type="simple" xlink:href="http://www.repubblica.it/"><text:span text:style-name="T4">www.repubblica.it</text:span></text:a></text:p>
        </text:list-item>
        <text:list-item>
          <text:p text:style-name="P4"><text:a xlink:type="simple" xlink:href="http://www.punto-informatico.it/"><text:span text:style-name="T4">www.punto-informatico.it</text:span></text:a></text:p>
        </text:list-item>
        <text:list-item>
          <text:p text:style-name="P4"><text:a xlink:type="simple" xlink:href="http://www.ansa.it/"><text:span text:style-name="T4">www.ansa.it</text:span></text:a></text:p>
        </text:list-item>
        <text:list-item>
          <text:p text:style-name="P4"><text:a xlink:type="simple" xlink:href="http://www.studiocelentano.it/"><text:span text:style-name="T4">www.studiocelentano.it</text:span></text:a></text:p>
        </text:list-item>
      </text:list>
      <text:p text:style-name="P2"/>
      <text:list text:style-name="WW8Num2" text:continue-numbering="true">
        <text:list-item>
          <text:p text:style-name="P3"><text:span text:style-name="T1">Visualizzare</text:span><text:span text:style-name="T2"> la cronologia e </text:span><text:span text:style-name="T1">connettersi</text:span><text:span text:style-name="T2"> alla pagina visitata sul sito de </text:span><text:span text:style-name="T5">“La repubblica”</text:span><text:span text:style-name="T2">.</text:span></text:p>
        </text:list-item>
      </text:list>
      <text:p text:style-name="P2"/>
      <text:list text:style-name="WW8Num2" text:continue-numbering="true">
        <text:list-item>
          <text:p text:style-name="P3"><text:span text:style-name="T1">Visualizzare</text:span><text:span text:style-name="T2"> </text:span><text:span text:style-name="T3">l’Anteprima di stampa</text:span><text:span text:style-name="T2"> per questa pagina. </text:span><text:span text:style-name="T1">Chiudere</text:span><text:span text:style-name="T2"> l’anteprima di stampa.</text:span></text:p>
        </text:list-item>
      </text:list>
      <text:p text:style-name="P2"/>
      <text:list text:style-name="WW8Num2" text:continue-numbering="true">
        <text:list-item>
          <text:p text:style-name="P3"><text:span text:style-name="T1">Salvare</text:span><text:span text:style-name="T2"> la pagina visualizzata come </text:span><text:span text:style-name="T3">Pagina web, solo HTML</text:span><text:span text:style-name="T2"> sul </text:span><text:span text:style-name="T5">Desktop</text:span><text:span text:style-name="T2"> con il nome </text:span><text:span text:style-name="T3">Repubblica</text:span><text:span text:style-name="T2">.</text:span></text:p>
        </text:list-item>
      </text:list>
      <text:p text:style-name="P2"/>
      <text:list text:style-name="WW8Num2" text:continue-numbering="true">
        <text:list-item>
          <text:p text:style-name="P3"><text:span text:style-name="T1">Cancellare</text:span><text:span text:style-name="T2"> i dati della </text:span><text:span text:style-name="T3">Cronologia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caresia.marco</meta:initial-creator>
    <meta:creation-date>2006-07-17T14:53:00</meta:creation-date>
    <dc:creator>Marco</dc:creator>
    <dc:date>2006-07-17T14:53:00</dc:date>
    <meta:print-date>2006-01-31T10:34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67" meta:character-count="513"/>
  </office:meta>
</office:document-meta>
</file>